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6AA00000500D9FC6CC7.jpg"/>
  <manifest:file-entry manifest:media-type="image/jpeg" manifest:full-path="Pictures/10000000000006AA000005005C420C3B.jpg"/>
  <manifest:file-entry manifest:media-type="image/jpeg" manifest:full-path="Pictures/10000000000006AA00000500697D8F6B.jpg"/>
  <manifest:file-entry manifest:media-type="image/jpeg" manifest:full-path="Pictures/10000000000006AA00000500E6B0C95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itle3-title">
      <style:graphic-properties fo:min-height="2.159cm"/>
    </style:style>
    <style:style style:name="pr2" style:family="presentation" style:parent-style-name="Title3-notes">
      <style:graphic-properties draw:fill-color="#ffffff" draw:auto-grow-height="true" fo:min-height="12.001cm"/>
    </style:style>
    <style:style style:name="pr3" style:family="presentation" style:parent-style-name="Title3-title">
      <style:graphic-properties draw:auto-grow-height="true" fo:min-height="1.775cm"/>
    </style:style>
    <style:style style:name="pr4" style:family="presentation" style:parent-style-name="Title3-outline1">
      <style:graphic-properties fo:min-height="13.827cm"/>
    </style:style>
    <style:style style:name="pr5" style:family="presentation" style:parent-style-name="Title3-title">
      <style:graphic-properties draw:auto-grow-height="true" fo:min-height="1.517cm"/>
    </style:style>
    <style:style style:name="pr6" style:family="presentation" style:parent-style-name="Title3-subtitle">
      <style:graphic-properties draw:fill-color="#ffffff" fo:min-height="13.317cm"/>
    </style:style>
    <style:style style:name="P1" style:family="paragraph">
      <style:paragraph-properties fo:text-align="center"/>
    </style:style>
    <style:style style:name="P2" style:family="paragraph">
      <style:text-properties fo:font-size="80pt" style:font-size-asian="80pt" style:font-size-complex="80pt"/>
    </style:style>
    <style:style style:name="P3" style:family="paragraph">
      <style:text-properties fo:font-size="12pt"/>
    </style:style>
    <style:style style:name="P4" style:family="paragraph">
      <style:paragraph-properties fo:text-align="start"/>
    </style:style>
    <style:style style:name="P5" style:family="paragraph">
      <style:text-properties fo:font-family="'DejaVu Sans Mono'" style:font-family-generic="swiss" style:font-pitch="fixed" fo:font-size="22pt" style:font-size-asian="22pt" style:font-size-complex="22pt"/>
    </style:style>
    <style:style style:name="P6" style:family="paragraph">
      <style:paragraph-properties fo:text-align="start"/>
      <style:text-properties fo:font-family="'DejaVu Sans'" style:font-family-generic="swiss" style:font-pitch="variable" fo:font-size="20pt" style:font-size-asian="20pt" style:font-size-complex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family="'DejaVu Sans Mono'" style:font-family-generic="swiss" style:font-pitch="fixed" fo:font-size="22pt" style:font-size-asian="22pt" style:font-size-complex="22pt"/>
    </style:style>
    <style:style style:name="T4" style:family="text">
      <style:text-properties fo:font-family="'DejaVu Sans Mono'" style:font-family-generic="swiss" style:font-pitch="fixed"/>
    </style:style>
    <style:style style:name="T5" style:family="text">
      <style:text-properties fo:font-family="'DejaVu Sans'" style:font-family-generic="swiss" style:font-pitch="variable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3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2.86cm" svg:height="4.323cm" svg:x="1.27cm" svg:y="6.472cm" presentation:class="title" presentation:user-transformed="true">
          <draw:text-box>
            <text:p text:style-name="P1"><text:span text:style-name="T1">rbClips</text:span><text:span text:style-name="T1"><text:line-break/></text:span><text:span text:style-name="T2">Jarek Jarcec Čecho &lt;jaroslav.cecho@avg.com&gt;</text:span></text:p>
          </draw:text-box>
        </draw:frame>
        <presentation:notes draw:style-name="dp2">
          <draw:page-thumbnail draw:style-name="gr1" draw:layer="layout" svg:width="13.333cm" svg:height="10cm" svg:x="3.493cm" svg:y="2.026cm" draw:page-number="1" presentation:class="page"/>
          <draw:frame presentation:style-name="pr2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2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Důvody vedoucí ke vzniku práce</text:p>
          </draw:text-box>
        </draw:frame>
        <draw:frame presentation:style-name="pr4" draw:layer="layout" svg:width="22.86cm" svg:height="14.087cm" svg:x="1.283cm" svg:y="3.175cm" presentation:class="outline" presentation:user-transformed="true">
          <draw:text-box>
            <text:list text:style-name="L2">
              <text:list-item>
                <text:p>Snaha ulehčit práci lidským pracovníkům, automatizací některých úloh</text:p>
              </text:list-item>
            </text:list>
            <text:list text:style-name="L3">
              <text:list-item>
                <text:list>
                  <text:list-item>
                    <text:p>Statická analýza jednodušších vzorků malware</text:p>
                  </text:list-item>
                </text:list>
              </text:list-item>
            </text:list>
            <text:list text:style-name="L2">
              <text:list-item>
                <text:p>Možnost behaviour detekce na straně klienta</text:p>
              </text:list-item>
            </text:list>
            <text:list text:style-name="L3">
              <text:list-item>
                <text:list>
                  <text:list-item>
                    <text:p>Jednodušší možnost detekce malware na základě jeho chová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2" presentation:class="page"/>
          <draw:frame presentation:style-name="pr2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3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Expertní systémy</text:p>
          </draw:text-box>
        </draw:frame>
        <draw:frame presentation:style-name="pr4" draw:layer="layout" svg:width="22.86cm" svg:height="14.087cm" svg:x="1.283cm" svg:y="3.175cm" presentation:class="outline" presentation:user-transformed="true">
          <draw:text-box>
            <text:list text:style-name="L2">
              <text:list-item>
                <text:p>Počítačový program pro simulaci lidského experta</text:p>
              </text:list-item>
              <text:list-item>
                <text:p>Dvě části: </text:p>
              </text:list-item>
            </text:list>
            <text:list text:style-name="L3">
              <text:list-item>
                <text:list>
                  <text:list-item>
                    <text:p>báze znalostí (pravidla)</text:p>
                  </text:list-item>
                  <text:list-item>
                    <text:p>rozhodovací algoritmus (jak pravidla aplikovat)</text:p>
                  </text:list-item>
                </text:list>
              </text:list-item>
            </text:list>
            <text:list text:style-name="L2">
              <text:list-item>
                <text:p>Rozhoduje se na základě znalostí a vstupů</text:p>
              </text:list-item>
            </text:list>
            <text:list text:style-name="L3">
              <text:list-item>
                <text:list>
                  <text:list-item>
                    <text:p>Výstup je rozhodnutí a jeho zdůvodnění</text:p>
                  </text:list-item>
                </text:list>
              </text:list-item>
            </text:list>
            <text:list text:style-name="L2">
              <text:list-item>
                <text:p>Příklad:</text:p>
              </text:list-item>
            </text:list>
            <text:list text:style-name="L3">
              <text:list-item>
                <text:list>
                  <text:list-item>
                    <text:p>Pravidlo: "Pokud je nějaké zvíře savec, potom i jeho potomek je savec"</text:p>
                  </text:list-item>
                  <text:list-item>
                    <text:p>Vstup: "Pes je savec."</text:p>
                  </text:list-item>
                  <text:list-item>
                    <text:p>Vstup: "Štěně je potomek psa."</text:p>
                  </text:list-item>
                  <text:list-item>
                    <text:p>Výstup: "Štěně je savec."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3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4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CLIPS</text:p>
          </draw:text-box>
        </draw:frame>
        <draw:frame presentation:style-name="pr4" draw:layer="layout" svg:width="22.86cm" svg:height="14.087cm" svg:x="1.283cm" svg:y="3.175cm" presentation:class="outline" presentation:user-transformed="true">
          <draw:text-box>
            <text:list text:style-name="L2">
              <text:list-item>
                <text:p>Systém pro tvorbu expertních systému</text:p>
              </text:list-item>
              <text:list-item>
                <text:p>Vytvořen v NASA v 90. letech</text:p>
              </text:list-item>
              <text:list-item>
                <text:p>Nápsán v C</text:p>
              </text:list-item>
              <text:list-item>
                <text:p>Dnes jako "public domain" software</text:p>
              </text:list-item>
              <text:list-item>
                <text:p>Syntaxe rozhraní podobná LISPu:</text:p>
              </text:list-item>
            </text:list>
            <text:list text:style-name="L3">
              <text:list-item>
                <text:list>
                  <text:list-item>
                    <text:p>Závorkové "šílenství"</text:p>
                  </text:list-item>
                  <text:list-item>
                    <text:p>(defrule X ?fact &lt;- (savec ?zvire) =&gt; (retract ?fact) (assert (zvire ?zvire))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4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5" draw:style-name="dp1" draw:master-page-name="Title3" presentation:presentation-page-layout-name="AL3T0" presentation:use-date-time-name="dtd1">
        <office:forms form:automatic-focus="false" form:apply-design-mode="false"/>
        <draw:frame presentation:style-name="pr5" draw:layer="layout" svg:width="18.415cm" svg:height="1.777cm" svg:x="6.35cm" svg:y="0.635cm" presentation:class="title" presentation:user-transformed="true">
          <draw:text-box>
            <text:p>CLIPS - "reálný" příklad</text:p>
          </draw:text-box>
        </draw:frame>
        <draw:frame presentation:style-name="pr6" draw:text-style-name="P5" draw:layer="layout" svg:width="22.86cm" svg:height="13.317cm" svg:x="1.283cm" svg:y="3.805cm" presentation:class="subtitle" presentation:user-transformed="true">
          <draw:text-box>
            <text:p text:style-name="P4"><text:span text:style-name="T3">(defrule savci</text:span></text:p>
            <text:p text:style-name="P4"><text:span text:style-name="T3"><text:tab/></text:span><text:span text:style-name="T3">(savec ?rodic) ?f &lt;- (potomek ?rodic ?mlade) </text:span></text:p>
            <text:p text:style-name="P4"><text:span text:style-name="T3"><text:tab/></text:span><text:span text:style-name="T3">=&gt;</text:span></text:p>
            <text:p text:style-name="P4"><text:span text:style-name="T3"><text:tab/></text:span><text:span text:style-name="T3">(assert (savec ?mlade) (retract ?f))</text:span></text:p>
            <text:p text:style-name="P4"><text:span text:style-name="T3">)</text:span></text:p>
            <text:p text:style-name="P4"><text:span text:style-name="T3">(assert (savec pes))</text:span></text:p>
            <text:p text:style-name="P4"><text:span text:style-name="T3">(assert (potomek pes stene))</text:span></text:p>
            <text:p text:style-name="P4"><text:span text:style-name="T3">(run)</text:span></text:p>
            <text:p text:style-name="P4"><text:span text:style-name="T3">(facts)</text:span></text:p>
            <text:p text:style-name="P4"><text:span text:style-name="T3">f-0</text:span><text:span text:style-name="T3"><text:tab/></text:span><text:span text:style-name="T3">(savec pes)</text:span></text:p>
            <text:p text:style-name="P4"><text:span text:style-name="T3">f-1</text:span><text:span text:style-name="T3"><text:tab/></text:span><text:span text:style-name="T3">(savec stene)</text:span></text:p>
          </draw:text-box>
        </draw:frame>
        <presentation:notes draw:style-name="dp2">
          <draw:page-thumbnail draw:style-name="gr1" draw:layer="layout" svg:width="13.333cm" svg:height="10cm" svg:x="3.493cm" svg:y="2.026cm" draw:page-number="5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6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rbClips</text:p>
          </draw:text-box>
        </draw:frame>
        <draw:frame presentation:style-name="pr4" draw:layer="layout" svg:width="22.86cm" svg:height="14.087cm" svg:x="1.283cm" svg:y="3.175cm" presentation:class="outline" presentation:user-transformed="true">
          <draw:text-box>
            <text:list text:style-name="L2">
              <text:list-item>
                <text:p>LISP syntaxe CLIPS se nám nelíbila</text:p>
              </text:list-item>
              <text:list-item>
                <text:p>Chtěli jsme CLIPS ovládat z výššího jazyka</text:p>
              </text:list-item>
            </text:list>
            <text:list text:style-name="L3">
              <text:list-item>
                <text:list>
                  <text:list-item>
                    <text:p>nejlepé skriptovacího</text:p>
                  </text:list-item>
                  <text:list-item>
                    <text:p>vysoká úrověň abstrakce a "jednoduchost" práce</text:p>
                  </text:list-item>
                  <text:list-item>
                    <text:p>garbage collector</text:p>
                  </text:list-item>
                  <text:list-item>
                    <text:p>možnost použít ostatní knihovny jazyka:</text:p>
                    <text:list>
                      <text:list-item>
                        <text:p>přístup do databáze (MySQL)</text:p>
                      </text:list-item>
                      <text:list-item>
                        <text:p>spouštění externích AV skenerů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Zvažovali jsme skriptovací jazyky</text:p>
              </text:list-item>
            </text:list>
            <text:list text:style-name="L3">
              <text:list-item>
                <text:list>
                  <text:list-item>
                    <text:p>perl</text:p>
                  </text:list-item>
                  <text:list-item>
                    <text:p>python</text:p>
                  </text:list-item>
                  <text:list-item>
                    <text:p>rub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6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7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Ruby</text:p>
          </draw:text-box>
        </draw:frame>
        <draw:frame presentation:style-name="pr4" draw:layer="layout" svg:width="22.86cm" svg:height="14.397cm" svg:x="1.283cm" svg:y="3.175cm" presentation:class="outline" presentation:user-transformed="true">
          <draw:text-box>
            <text:list text:style-name="L2">
              <text:list-item>
                <text:p>Mladý dynamický skriptovací jazyk</text:p>
              </text:list-item>
              <text:list-item>
                <text:p>Autorem je japonec Yukihiro "Matz" Matsumoto</text:p>
              </text:list-item>
              <text:list-item>
                <text:p>Plně objektový (na rozdíl od Javy a dalších)</text:p>
              </text:list-item>
            </text:list>
            <text:list text:style-name="L3">
              <text:list-item>
                <text:list>
                  <text:list-item>
                    <text:p>zajímavost: I třída sama je objekt (=instance jiné třídy)</text:p>
                  </text:list-item>
                </text:list>
              </text:list-item>
            </text:list>
            <text:list text:style-name="L2">
              <text:list-item>
                <text:p>Otevřený (třídy lze libovolně rozšiřovat)</text:p>
              </text:list-item>
            </text:list>
            <text:list text:style-name="L3">
              <text:list-item>
                <text:list>
                  <text:list-item>
                    <text:p>podobně jako JavaScript</text:p>
                  </text:list-item>
                  <text:list-item>
                    <text:p>včetně vestavěných tříd</text:p>
                  </text:list-item>
                  <text:list-item>
                    <text:p>včetně jednotlivých instancí tříd</text:p>
                  </text:list-item>
                </text:list>
              </text:list-item>
            </text:list>
            <text:list text:style-name="L2">
              <text:list-item>
                <text:p>Čitelná syntaxe </text:p>
              </text:list-item>
            </text:list>
            <text:list text:style-name="L3">
              <text:list-item>
                <text:list>
                  <text:list-item>
                    <text:p>žádné "perloviny" jako '<text:span text:style-name="T4">$_</text:span>', '<text:span text:style-name="T4">$@</text:span>', '<text:span text:style-name="T4">@_</text:span>'</text:p>
                  </text:list-item>
                  <text:list-item>
                    <text:p>závorky okolo argumentů method jsou nepovinné na místech kde to není syntakticky nejednoznačné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7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8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Ruby II</text:p>
          </draw:text-box>
        </draw:frame>
        <draw:frame presentation:style-name="pr4" draw:layer="layout" svg:width="22.86cm" svg:height="14.087cm" svg:x="1.283cm" svg:y="3.175cm" presentation:class="outline" presentation:user-transformed="true">
          <draw:text-box>
            <text:list text:style-name="L2">
              <text:list-item>
                <text:p>Bloky</text:p>
              </text:list-item>
            </text:list>
            <text:list text:style-name="L3">
              <text:list-item>
                <text:list>
                  <text:list-item>
                    <text:p>v podstatě anonymní fce</text:p>
                  </text:list-item>
                  <text:list-item>
                    <text:p>nesou si s sebou vazby na proměné (bindings)</text:p>
                  </text:list-item>
                </text:list>
              </text:list-item>
            </text:list>
            <text:list text:style-name="L2">
              <text:list-item>
                <text:p>každá jazyková konstrukce je výraz </text:p>
              </text:list-item>
            </text:list>
            <text:list text:style-name="L3">
              <text:list-item>
                <text:list>
                  <text:list-item>
                    <text:p>včetně konstrukci if, while, ... (tedy i ony něco vrací)</text:p>
                  </text:list-item>
                </text:list>
              </text:list-item>
            </text:list>
            <text:list text:style-name="L2">
              <text:list-item>
                <text:p>Inspirace jazykem scheme</text:p>
              </text:list-item>
            </text:list>
            <text:list text:style-name="L3">
              <text:list-item>
                <text:list>
                  <text:list-item>
                    <text:p>metody jsou chápány jako posílání zpravy objektu (ten ji buď rozumí nebo ne)</text:p>
                  </text:list-item>
                </text:list>
              </text:list-item>
            </text:list>
            <text:list text:style-name="L2">
              <text:list-item>
                <text:p>Nejen písmena jsou povolena v názvu metod (zpráv) </text:p>
              </text:list-item>
            </text:list>
            <text:list text:style-name="L3">
              <text:list-item>
                <text:list>
                  <text:list-item>
                    <text:p>Object#nil?</text:p>
                  </text:list-item>
                  <text:list-item>
                    <text:p>Array#map!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8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9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rbClips II</text:p>
          </draw:text-box>
        </draw:frame>
        <draw:frame presentation:style-name="pr4" draw:layer="layout" svg:width="22.86cm" svg:height="14.087cm" svg:x="1.283cm" svg:y="3.175cm" presentation:class="outline" presentation:user-transformed="true">
          <draw:text-box>
            <text:list text:style-name="L2">
              <text:list-item>
                <text:p>Dvě možnosti integrace CLIPS do ruby:</text:p>
              </text:list-item>
            </text:list>
            <text:list text:style-name="L3">
              <text:list-item>
                <text:list>
                  <text:list-item>
                    <text:p>automaticky nebo ručně</text:p>
                  </text:list-item>
                </text:list>
              </text:list-item>
            </text:list>
            <text:list text:style-name="L2">
              <text:list-item>
                <text:p>Automaticky - projekt SWIG</text:p>
              </text:list-item>
            </text:list>
            <text:list text:style-name="L3">
              <text:list-item>
                <text:list>
                  <text:list-item>
                    <text:p>pouze zapouzdření volání CLIPS fcí z ruby</text:p>
                  </text:list-item>
                  <text:list-item>
                    <text:p>rychlé</text:p>
                  </text:list-item>
                  <text:list-item>
                    <text:p>"ošklivé", žádné objekty, procedurální chování</text:p>
                  </text:list-item>
                </text:list>
              </text:list-item>
            </text:list>
            <text:list text:style-name="L2">
              <text:list-item>
                <text:p>Manuálně:</text:p>
              </text:list-item>
            </text:list>
            <text:list text:style-name="L3">
              <text:list-item>
                <text:list>
                  <text:list-item>
                    <text:p>napsat propojující rozhraní ručně</text:p>
                  </text:list-item>
                  <text:list-item>
                    <text:p>velká časová (finanční) náročnost</text:p>
                  </text:list-item>
                  <text:list-item>
                    <text:p>na výstupu je "krásný" ruby kód (plně objektový)</text:p>
                  </text:list-item>
                  <text:list-item>
                    <text:p>rozhodli jsme se pro tuto možnost (a tuto prác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9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0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Fáze projektu</text:p>
          </draw:text-box>
        </draw:frame>
        <draw:frame presentation:style-name="pr4" draw:layer="layout" svg:width="22.86cm" svg:height="14.087cm" svg:x="1.283cm" svg:y="3.175cm" presentation:class="outline" presentation:user-transformed="true">
          <draw:text-box>
            <text:list text:style-name="L2">
              <text:list-item>
                <text:p>Nastudovat API CLIPS pro použití v aplikacích</text:p>
              </text:list-item>
              <text:list-item>
                <text:p>Nastudovat API ruby pro možnosti binárních rozšíření</text:p>
              </text:list-item>
              <text:list-item>
                <text:p>Navrhnout jak bude výsledná knihovna pracovat</text:p>
              </text:list-item>
              <text:list-item>
                <text:p>Naimplementovat</text:p>
              </text:list-item>
            </text:list>
            <text:list text:style-name="L3">
              <text:list-item>
                <text:list>
                  <text:list-item>
                    <text:p>Aktivní část</text:p>
                  </text:list-item>
                </text:list>
              </text:list-item>
            </text:list>
            <text:list text:style-name="L2">
              <text:list-item>
                <text:p>Otestovat</text:p>
              </text:list-item>
            </text:list>
            <text:list text:style-name="L3">
              <text:list-item>
                <text:list>
                  <text:list-item>
                    <text:p>Automatické testy jsou tvořeny z návrhu a testovány už při implementa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10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1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Implemtace detailně</text:p>
          </draw:text-box>
        </draw:frame>
        <draw:frame presentation:style-name="pr4" draw:layer="layout" svg:width="22.86cm" svg:height="14.087cm" svg:x="1.283cm" svg:y="3.175cm" presentation:class="outline" presentation:user-transformed="true">
          <draw:text-box>
            <text:list text:style-name="L2">
              <text:list-item>
                <text:p>Hotovo:</text:p>
              </text:list-item>
            </text:list>
            <text:list text:style-name="L3">
              <text:list-item>
                <text:list>
                  <text:list-item>
                    <text:p>Fact</text:p>
                  </text:list-item>
                  <text:list-item>
                    <text:p>Environment</text:p>
                  </text:list-item>
                  <text:list-item>
                    <text:p>Constraint</text:p>
                  </text:list-item>
                </text:list>
              </text:list-item>
            </text:list>
            <text:list text:style-name="L2">
              <text:list-item>
                <text:p>Chybí:</text:p>
              </text:list-item>
            </text:list>
            <text:list text:style-name="L3">
              <text:list-item>
                <text:list>
                  <text:list-item>
                    <text:p>Rule</text:p>
                  </text:list-item>
                </text:list>
              </text:list-item>
            </text:list>
            <text:list text:style-name="L2">
              <text:list-item>
                <text:p>Budnoucnost:</text:p>
              </text:list-item>
            </text:list>
            <text:list text:style-name="L3">
              <text:list-item>
                <text:list>
                  <text:list-item>
                    <text:p>Zabudovat podporu pro COOL, objektový jazyk CL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11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2" draw:style-name="dp1" draw:master-page-name="Title3" presentation:presentation-page-layout-name="AL3T0" presentation:use-date-time-name="dtd1">
        <office:forms form:automatic-focus="false" form:apply-design-mode="false"/>
        <draw:frame presentation:style-name="pr5" draw:layer="layout" svg:width="18.415cm" svg:height="1.777cm" svg:x="6.35cm" svg:y="0.635cm" presentation:class="title" presentation:user-transformed="true">
          <draw:text-box>
            <text:p>rbClips - ukázka</text:p>
          </draw:text-box>
        </draw:frame>
        <draw:frame presentation:style-name="pr6" draw:text-style-name="P6" draw:layer="layout" svg:width="22.86cm" svg:height="13.317cm" svg:x="1.283cm" svg:y="3.808cm" presentation:class="subtitle" presentation:user-transformed="true">
          <draw:text-box>
            <text:p text:style-name="P4"><text:span text:style-name="T5">require 'rbclips'</text:span></text:p>
            <text:p text:style-name="P4"><text:span text:style-name="T5">rule = Clips::Rule.new 'savci' do |r|</text:span></text:p>
            <text:p text:style-name="P4"><text:span text:style-name="T5"><text:tab/></text:span><text:span text:style-name="T5">r.pattern 'savec', [:rodic]</text:span></text:p>
            <text:p text:style-name="P4"><text:span text:style-name="T5"><text:tab/></text:span><text:span text:style-name="T5">r.retract 'potomek', [:rodic, :potomek]</text:span></text:p>
            <text:p text:style-name="P4"><text:span text:style-name="T5"><text:tab/></text:span><text:span text:style-name="T5">r.assert 'savec', [:potomek]</text:span></text:p>
            <text:p text:style-name="P4"><text:span text:style-name="T5">end</text:span></text:p>
            <text:p text:style-name="P4"><text:span text:style-name="T5">Clips::Fact.new('savci', 'pes').save</text:span></text:p>
            <text:p text:style-name="P4"><text:span text:style-name="T5">Clips::Fact.new('potomek', %w(pes stene)).save</text:span></text:p>
            <text:p text:style-name="P4"><text:span text:style-name="T5">Clips::Base.run</text:span></text:p>
          </draw:text-box>
        </draw:frame>
        <presentation:notes draw:style-name="dp2">
          <draw:page-thumbnail draw:style-name="gr1" draw:layer="layout" svg:width="13.333cm" svg:height="10cm" svg:x="3.493cm" svg:y="2.026cm" draw:page-number="12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3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Konec</text:p>
          </draw:text-box>
        </draw:frame>
        <draw:frame presentation:style-name="pr4" draw:layer="layout" svg:width="22.86cm" svg:height="14.087cm" svg:x="1.283cm" svg:y="3.175cm" presentation:class="outline" presentation:user-transformed="true">
          <draw:text-box>
            <text:list text:style-name="L2">
              <text:list-item>
                <text:p>Dotazy?</text:p>
              </text:list-item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13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2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3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5" draw:style-name="Mgr3" draw:text-style-name="MP3" draw:layer="backgroundobjects" svg:width="25.4cm" svg:height="19.059cm" svg:x="0cm" svg:y="0cm">
        <draw:image xlink:href="Pictures/10000000000006AA00000500E6B0C95E.jpg" xlink:type="simple" xlink:show="embed" xlink:actuate="onLoad">
          <text:p/>
        </draw:image>
      </draw:frame>
      <draw:frame presentation:style-name="Default-title" draw:layer="backgroundobjects" svg:width="22.86cm" svg:height="2.409cm" svg:x="1.27cm" svg:y="4.317cm" presentation:class="title" presentation:placeholder="true">
        <draw:text-box/>
      </draw:frame>
      <draw:frame presentation:style-name="Default-outline1" draw:layer="backgroundobjects" svg:width="22.86cm" svg:height="10.113cm" svg:x="1.283cm" svg:y="7.139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026cm" presentation:class="page"/>
        <draw:frame presentation:style-name="Default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6" draw:style-name="Mgr3" draw:text-style-name="MP3" draw:layer="backgroundobjects" svg:width="25.4cm" svg:height="19.059cm" svg:x="0cm" svg:y="0cm">
        <draw:image xlink:href="Pictures/10000000000006AA000005005C420C3B.jpg" xlink:type="simple" xlink:show="embed" xlink:actuate="onLoad">
          <text:p/>
        </draw:image>
      </draw:frame>
      <draw:frame presentation:style-name="Title1-title" draw:layer="backgroundobjects" svg:width="22.86cm" svg:height="2.409cm" svg:x="1.27cm" svg:y="4.317cm" presentation:class="title" presentation:placeholder="true">
        <draw:text-box/>
      </draw:frame>
      <draw:frame presentation:style-name="Title1-outline1" draw:layer="backgroundobjects" svg:width="22.86cm" svg:height="10.113cm" svg:x="1.283cm" svg:y="7.139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2.026cm" presentation:class="page"/>
        <draw:frame presentation:style-name="Title1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draw:name="Picture 5" draw:style-name="Mgr3" draw:text-style-name="MP3" draw:layer="backgroundobjects" svg:width="25.4cm" svg:height="19.054cm" svg:x="0cm" svg:y="0cm">
        <draw:image xlink:href="Pictures/10000000000006AA00000500D9FC6CC7.jpg" xlink:type="simple" xlink:show="embed" xlink:actuate="onLoad">
          <text:p/>
        </draw:image>
      </draw:frame>
      <draw:frame presentation:style-name="Title2-title" draw:layer="backgroundobjects" svg:width="22.86cm" svg:height="2.409cm" svg:x="1.27cm" svg:y="4.317cm" presentation:class="title" presentation:placeholder="true">
        <draw:text-box/>
      </draw:frame>
      <draw:frame presentation:style-name="Title2-outline1" draw:layer="backgroundobjects" svg:width="22.86cm" svg:height="10.113cm" svg:x="1.283cm" svg:y="7.13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2.026cm" presentation:class="page"/>
        <draw:frame presentation:style-name="Title2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name="Picture 5" draw:style-name="Mgr3" draw:text-style-name="MP3" draw:layer="backgroundobjects" svg:width="25.4cm" svg:height="19.054cm" svg:x="0cm" svg:y="0cm">
        <draw:image xlink:href="Pictures/10000000000006AA00000500697D8F6B.jpg" xlink:type="simple" xlink:show="embed" xlink:actuate="onLoad">
          <text:p/>
        </draw:image>
      </draw:frame>
      <draw:frame presentation:style-name="Title3-title" draw:layer="backgroundobjects" svg:width="22.86cm" svg:height="2.409cm" svg:x="1.27cm" svg:y="4.317cm" presentation:class="title" presentation:placeholder="true">
        <draw:text-box/>
      </draw:frame>
      <draw:frame presentation:style-name="Title3-outline1" draw:layer="backgroundobjects" svg:width="22.86cm" svg:height="10.113cm" svg:x="1.283cm" svg:y="7.139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2.026cm" presentation:class="page"/>
        <draw:frame presentation:style-name="Title3-notes" draw:layer="backgroundobjects" svg:width="16.255cm" svg:height="12cm" svg:x="2.032cm" svg:y="12.66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Emily Easener</meta:initial-creator>
    <meta:creation-date>2009-11-02T17:40:07</meta:creation-date>
    <dc:creator>Jarek Cecho</dc:creator>
    <dc:date>2010-01-22T07:36:54</dc:date>
    <meta:editing-cycles>40</meta:editing-cycles>
    <meta:editing-duration>PT04H32M57S</meta:editing-duration>
    <meta:generator>OpenOffice.org/3.1$Unix OpenOffice.org_project/310m19$Build-9420</meta:generator>
    <meta:document-statistic meta:object-count="81"/>
  </office:meta>
</office:document-meta>
</file>